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ize="9pt" style:font-size-asian="9pt" style:font-size-complex="9pt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=== RUMEURS (Pecheurs)</text:p>
      <text:p text:style-name="P1"><text:span text:style-name="T1">01-04</text:span><text:tab/>Le vent rends très dangereux de sortir en mer.</text:p>
      <text:p text:style-name="P1"><text:span text:style-name="T1">05-07</text:span><text:tab/>Plusieurs pécheurs ne sont pas revenus.</text:p>
      <text:p text:style-name="P1"><text:span text:style-name="T1">08-09</text:span><text:tab/>Un bateau de pécheur s'est retourné.</text:p>
      <text:p text:style-name="P1"><text:span text:style-name="T1">10</text:span><text:tab/>On a cru voir un Sahuagin, ou peut être des Kuo Toa.</text:p>
      <text:p text:style-name="P1"><text:span text:style-name="T1">11-12</text:span><text:tab/>Le Phare tremble, il ne va pas tenir.</text:p>
      <text:p text:style-name="P1"><text:span text:style-name="T1">13-14</text:span><text:tab/>On a jamais vu la taverne des Oubliés aussi pleine.</text:p>
      <text:p text:style-name="P1"><text:span text:style-name="T1">15</text:span><text:tab/>Un vieux marin raconte avoir vu une cité sous l'eau!</text:p>
      <text:p text:style-name="P1"><text:span text:style-name="T1">16-17</text:span><text:tab/>Les grottes de la contrebande n'ont plus données de nouvelles.</text:p>
      <text:p text:style-name="P1"><text:span text:style-name="T1">18</text:span><text:tab/>On a revu un gnome qui etait parti avec le Roi Sorcier, hahaha.</text:p>
      <text:p text:style-name="P1"><text:span text:style-name="T1">19-20</text:span><text:tab/>La famille de Papa BORAN vient quand meme chercher l'argent de la protection.</text:p>
      <text:p text:style-name="P1"/>
      <text:p text:style-name="P2">=== RUMEURS (Chantiers)</text:p>
      <text:p text:style-name="P1"><text:span text:style-name="T1">01-04</text:span><text:tab/>La venue de KUKHAN est toujours une bonne nouvelle: il y a toujours du travail avec lui.</text:p>
      <text:p text:style-name="P1"><text:span text:style-name="T1">05-07</text:span><text:tab/>Les vents ont emportés des Automatons, des bateaux se sont affalés et des ouvriers ont été bléssés.</text:p>
      <text:p text:style-name="P1"><text:span text:style-name="T1">08-11</text:span><text:tab/>Plusieurs bateaux de pécheurs ont coulés, il va falloir les repécher.</text:p>
      <text:p text:style-name="P1"><text:span text:style-name="T1">12-14</text:span><text:tab/>Les Naufrageurs ont envoyés leurs gens piller des etablissements, les Bonhommes ne feront rien.</text:p>
      <text:p text:style-name="P1"><text:span text:style-name="T1">15</text:span><text:tab/>Ce n'est pas un hasard si KUKHAN est parti juste avant ces lumières sur la Montagne. Tous les MUWWORTH sont des voyoux: MULIGUTH, VOROKIA, tous!</text:p>
      <text:p text:style-name="P1"><text:span text:style-name="T1">16-17</text:span><text:tab/>Akebhé serait à Pydemian, va y avoir des alliances commerciales? On va revoir des gens d'Aujir Tural?</text:p>
      <text:p text:style-name="P1"><text:span text:style-name="T1">18</text:span><text:tab/>Il y a eu des grands vents à HEDKARMIKK juste avant le Grand Depart! PANABEN et MEKKADIL vont certainement l'annoncer à la Fête du Grand Pommier.</text:p>
      <text:p text:style-name="P1"><text:span text:style-name="T1">19-20</text:span><text:tab/>MEKKADIL prépare normalement les Pierres de vent avec PANABEN au Mont BANEHERU, quelque chose a dû mal tourner!!</text:p>
      <text:p text:style-name="P1"/>
      <text:p text:style-name="P2">=== RUMEURS (Invités)</text:p>
      <text:p text:style-name="P1"><text:span text:style-name="T1">01-04</text:span><text:tab/>L'Academie a envoyé des gens il y a quelques jours, est-ce que c'est leur faute ce qui se passe au Mont BANEHERU?</text:p>
      <text:p text:style-name="P1"><text:span text:style-name="T1">05-07</text:span><text:tab/>Est-ce que ces vents vont durer longtemps? Comment faire commerce avec Ilzagal dans ses conditions?</text:p>
      <text:p text:style-name="P1"><text:span text:style-name="T1">08-11</text:span><text:tab/>Les Pirates se réunissent à l'Ile des Guerisseurs, vont-ils s'attaquer aux commerces de Pydemian?</text:p>
      <text:p text:style-name="P1"><text:span text:style-name="T1">12-14</text:span><text:tab/>Pydemian a payé le Roi Sorcier en dizaine de Drakeides, et le Roi Sorcier va lui apporter des dragons (Les Gnomes sont morts de rire)</text:p>
      <text:p text:style-name="P1"><text:span text:style-name="T1">15</text:span><text:tab/>On a vu des Ogres dans les Joyeuses Collines, est-ce que la ville ne va pas se faire attaquer?</text:p>
      <text:p text:style-name="P1"><text:span text:style-name="T1">16-17</text:span><text:tab/>KUKHAN a bien été libéré par le Prince mais les Chasseurs d'Ecumes sont très mécontents. On dit que MARIGOLD va attaquer les interets de Pydemian.</text:p>
      <text:p text:style-name="P1"><text:span text:style-name="T1">18</text:span><text:tab/>On a perdu un bateau de marchandise de la compagnie des Hautes Marées il y a trois jours, les Kuo Toa les ont attaqués c'est sûr.</text:p>
      <text:p text:style-name="P1"><text:span text:style-name="T1">19-20</text:span><text:tab/>Le Prince de Pydemian a échappé au géant Jager qui l'avait enlevé, Akebhé serait venu le sauver!</text:p>
      <text:p text:style-name="P1"/>
      <text:p text:style-name="P2">=== RUMEURS (Habitants)</text:p>
      <text:p text:style-name="P1"><text:span text:style-name="T1">01-04</text:span><text:tab/>Les Bonhommes se rassemblent pour se rendre au Mont BANEHERU voir ce qui s'y passe.</text:p>
      <text:p text:style-name="P1"><text:span text:style-name="T1">05-07</text:span><text:tab/>On a vu des Ogres vers les Joyeuses Collines à l'Est préparer un camp!</text:p>
      <text:p text:style-name="P1"><text:span text:style-name="T1">08-11</text:span><text:tab/>Est-ce qu'on a pas capturé trop de vents pour les Pierres? Comment va-t-on faire?</text:p>
      <text:p text:style-name="P1"><text:span text:style-name="T1">12-14</text:span><text:tab/>Les gnomes se mettent à chanter.</text:p>
      <text:p text:style-name="P1"><text:span text:style-name="T1">15</text:span><text:tab/>On a vu des Kuo Toa, ils ont du faire un rituel contre la ville.</text:p>
      <text:p text:style-name="P1"><text:span text:style-name="T1">16-17</text:span><text:tab/>Le Maitre MEKKADIL va se rendre au sommet de la Montagne et calmer les Vents, c'est certain.</text:p>
      <text:p text:style-name="P1"><text:span text:style-name="T1">18</text:span><text:tab/>KUKHAN va revenir avec plein d'aventures! C'est sûr qu'il va se venger de Pydemian!</text:p>
      <text:p text:style-name="P1"><text:span text:style-name="T1">19-20</text:span><text:tab/>Trop de rhumatismes avec ce vent et cette pluie, faut aller voir DAPHILI la Rebouteuse.</text:p>
      <text:p text:style-name="P1"/>
      <text:p text:style-name="P2">=== RUMEURS (Bonhommes)</text:p>
      <text:p text:style-name="P1"><text:span text:style-name="T1">01-04</text:span><text:tab/>Les MUWWORTH vendent plein d'objets magiques, y compris ceux qu'ils avaient déjà vu, hein.</text:p>
      <text:p text:style-name="P1"><text:span text:style-name="T1">05-07</text:span><text:tab/>Va y avoir des pillages aux Epaves avec tout ça, c'est sur!</text:p>
      <text:p text:style-name="P1"><text:span text:style-name="T1">08-11</text:span><text:tab/>On a passé ces derniers jours à séparer les Pirates des marchands de Pydemian, MARIGOLD n'a pas été payée pour les proteger ceux-là?</text:p>
      <text:p text:style-name="P1"><text:span text:style-name="T1">12-14</text:span><text:tab/>Depuis que les KUO TOA ont coulés un bateau, on ne voit plus les Contrebandiers. Bon débarras de ce coté là.</text:p>
      <text:p text:style-name="P1"><text:span text:style-name="T1">15</text:span><text:tab/>VOROKIA....Grr... Elle nous rends fou cette gamine!</text:p>
      <text:p text:style-name="P1"><text:span text:style-name="T1">16-17</text:span><text:tab/>On va être encore de corvés pour nettoyer la ville avec ces vents et cette pluie.</text:p>
      <text:p text:style-name="P1"><text:span text:style-name="T1">18</text:span><text:tab/>KOL attends le retour de ses mioches KIN et KAZ de Norbrande.</text:p>
      <text:p text:style-name="P1"><text:span text:style-name="T1">19-20</text:span><text:tab/>Ca parle beaucoup d'OGRES en ce moment. Ils sont de retour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. CHANTIERS MARITIMES</text:p>
      <text:p text:style-name="P1"><text:tab/>Des dizaines de bateaux de differentes tailles, hors de l'eau.</text:p>
      <text:p text:style-name="P1"><text:tab/>Des gnomes travaillent avec des Halfelins et des demi-orcs pour nettoyer et réparer.</text:p>
      <text:p text:style-name="P2">3. QUARTIER des EPAVES</text:p>
      <text:p text:style-name="P1"><text:tab/>De nombreux bateaux abandonnés sur la cote, au milieu du sable.</text:p>
      <text:p text:style-name="P1"><text:tab/>Des gnomes, halfelins et demi-orcs y vivent.</text:p>
      <text:p text:style-name="P2">4. TAVERNE des NAUFRAGES </text:p>
      <text:p text:style-name="P1"><text:tab/>Faites de bric et brac, morceaux de bateaux les uns sur les autres.</text:p>
      <text:p text:style-name="P1"><text:tab/>Pas mal d'infirmes, d'ouvriers fatigués, et voleurs etc.</text:p>
      <text:p text:style-name="P2">5. PETIT MARCHE des PAUVRES </text:p>
      <text:p text:style-name="P1"><text:tab/>Des camelotiers sont là pour proposer des petits trucs récupérés ici et là.</text:p>
      <text:p text:style-name="P1"><text:tab/>Des gamins redirigent vers des échoppes alentours, notamment le BIDULE MAGIQUE. </text:p>
      <text:p text:style-name="P1"><text:span text:style-name="T1">6. PONT des SOUCIS</text:span> </text:p>
      <text:p text:style-name="P1"><text:tab/>Un pont de pierre a demi-effondré.</text:p>
      <text:p text:style-name="P1"><text:tab/>Réparé par des planches issus de pontons de bateaux.</text:p>
      <text:p text:style-name="P1"><text:tab/>Des mendiants et autres sont là.</text:p>
      <text:p text:style-name="P1"><text:tab/>Des gardes Gnomes surveillent l'endroit et filtrent la venue des gens dans la ville.</text:p>
      <text:p text:style-name="P2">9. LE GRAND MARCHE </text:p>
      <text:p text:style-name="P1"><text:tab/>Ici chaque tente est bien organisé.</text:p>
      <text:p text:style-name="P1"><text:tab/>Des enfants viennent harcleer les gens, mais uniquement à des endroits précis.</text:p>
      <text:p text:style-name="P1"><text:tab/>On y vend des etoffes et autres elements de qualité. Meme des potions et des parchemins.</text:p>
      <text:p text:style-name="P1"><text:tab/>La garde y est très présente et hostile contre qui leur semble louche ou trop armé.</text:p>
      <text:p text:style-name="P2">10. TAVERNE des INVITES </text:p>
      <text:p text:style-name="P1"><text:tab/>Une enorme taverne sur plusieurs maisons.</text:p>
      <text:p text:style-name="P1"><text:tab/>Gardée par des mercenaires, un petit village dans la ville.</text:p>
      <text:p text:style-name="P1"><text:tab/>Très cher, avec des appartements pour qui le souhaite.</text:p>
      <text:p text:style-name="P1"><text:tab/>Les mercenaires des visiteurs logent dans des dortoirs.</text:p>
      <text:p text:style-name="P2">11. BASTION de la GARDE </text:p>
      <text:p text:style-name="P1"><text:tab/>Un grand batiment de pierres.</text:p>
      <text:p text:style-name="P1"><text:tab/>Des montures, des places d'entrainement, des dortoirs. </text:p>
      <text:p text:style-name="P1"><text:tab/>Des cages pour emprisonner les contrevenants.</text:p>
      <text:p text:style-name="P1"><text:span text:style-name="T1">13. LES TEMPLES</text:span> </text:p>
      <text:p text:style-name="P1"><text:tab/>Plein de temples construits les uns sur les autres.</text:p>
      <text:p text:style-name="P1"><text:tab/>Au milieu des racines et des marches du Grand Pommier. </text:p>
      <text:p text:style-name="P1"><text:tab/>On y trouve:</text:p>
      <text:p text:style-name="P1"><text:tab/><text:tab/>- Le Diplomate Artedar [Majeur]</text:p>
      <text:p text:style-name="P1"><text:tab/><text:tab/>- Le Joueur Yrtuir [Mineur]</text:p>
      <text:p text:style-name="P1"><text:tab/><text:tab/>- Le Foyer Tyroga [Majeur]</text:p>
      <text:p text:style-name="P1"><text:tab/><text:tab/>- Le Chercheur Kalynr [Mineur]</text:p>
      <text:p text:style-name="P1"><text:tab/><text:tab/>- Lunepale l'Aventurière [Majeur]</text:p>
      <text:p text:style-name="P1"><text:tab/><text:tab/>- Sylph Chante Tue-Tête [Majeur]</text:p>
      <text:p text:style-name="P1"><text:tab/><text:tab/>- Hansë la Mendiante [Mineur]</text:p>
      <text:p text:style-name="P1"><text:tab/><text:tab/>- Liloe la Grand Mère [Mineur]</text:p>
      <text:p text:style-name="P1"><text:tab/><text:tab/>- Pallagorn la Pécheuse [Majeur]</text:p>
      <text:p text:style-name="P1"><text:tab/><text:tab/>- Kumynr le Magicien [Mineur]</text:p>
      <text:p text:style-name="P1"><text:tab/><text:tab/>- Theodos Epée de Bois (Enfants) [Mineur]</text:p>
      <text:p text:style-name="P2">14. GRAND POMMIER </text:p>
      <text:p text:style-name="P1"><text:tab/>Un Pommier gigantesque qui recouvre tous les temples et s'etends au dela.</text:p>
      <text:p text:style-name="P1"><text:tab/>Son ombre ne va jamais sur la ville, mais sur le chemin vers la montagne derrière lui.</text:p>
      <text:p text:style-name="P1"><text:tab/>Un petit lieu où vivent les druides.</text:p>
      <text:p text:style-name="P2">15. BOIS DU POMMIER </text:p>
      <text:p text:style-name="P1"><text:tab/>Du sol sortent des racines qui constituent le bois du Pommier.</text:p>
      <text:p text:style-name="P1"><text:tab/>Des créatures y vivent.</text:p>
      <text:p text:style-name="P1"><text:tab/>Le role principal du bois est de servir pour la création de nouveaux bateaux ou de prototypes.</text:p>
      <text:p text:style-name="P2">16. CHANTIER DES NOUVEAUX-NES </text:p>
      <text:p text:style-name="P1"><text:tab/>De nombreux bateaux en construction, par des gnomes.</text:p>
      <text:p text:style-name="P1"><text:tab/>Plusieurs savants experimentent avec des bateaux prototypes.</text:p>
      <text:p text:style-name="P1"><text:tab/>On y trouve des Pierres des Vents.</text:p>
      <text:p text:style-name="P1"><text:tab/>L'endroit est très protégé.</text:p>
      <text:p text:style-name="P2">17. LA MAIRIE </text:p>
      <text:p text:style-name="P1"><text:tab/>Construite dans une petite colline.</text:p>
      <text:p text:style-name="P1"><text:tab/>Devant la mairie passe une grande rue pour transporter la nourriture jusqu'aux entrepots.</text:p>
      <text:p text:style-name="P1"><text:tab/>C'est ici aussi que se reunissent les habitants pour parler politique.</text:p>
      <text:p text:style-name="P2">19. PORT DU POISSON </text:p>
      <text:p text:style-name="P1"><text:tab/>Des pontons de bois, où trainent des viscères de poissons divers.</text:p>
      <text:p text:style-name="P1"><text:tab/>L'odeur est épouvantable.</text:p>
      <text:p text:style-name="P2">20. TAVERNE des OUBLIES </text:p>
      <text:p text:style-name="P1"><text:tab/>Fait de bois, de filets, de squelettes de poissons geants.</text:p>
      <text:p text:style-name="P1"><text:tab/>Ici viennent principalement des pecheurs, mais aussi des voyageurs discrets.</text:p>
      <text:p text:style-name="P1"/>
      <text:p text:style-name="P2"><text:soft-page-break/>21. GRAND JARDIN </text:p>
      <text:p text:style-name="P1"><text:tab/>Un grand jardin bien entretenu. </text:p>
      <text:p text:style-name="P1"><text:tab/>C'est ici qu'on lieu les fêtes generalement.</text:p>
      <text:p text:style-name="P1"><text:span text:style-name="T1">22. QUARTIER DU POISSON</text:span> </text:p>
      <text:p text:style-name="P1"><text:tab/>Ici on recrute au jour le jour des pecheurs.</text:p>
      <text:p text:style-name="P1"><text:span text:style-name="T1">26. ECHOPPE DU BIDULE MAGIQUE</text:span>. </text:p>
      <text:p text:style-name="P1"><text:tab/>Entre des maisons se trouvent une petite bicoque.</text:p>
      <text:p text:style-name="P1"><text:tab/>Elle est tenue par un vieux gnome accompagné d'un jeune gnome.</text:p>
      <text:p text:style-name="P1"><text:tab/>On y vends des objets magiques très chers.</text:p>
      <text:p text:style-name="P2">27. MUSEE DU GRAND VOYAGE </text:p>
      <text:p text:style-name="P1"><text:tab/>On y raconte à la fois l'histoire fantasmé d'Ilzagal.</text:p>
      <text:p text:style-name="P1"><text:tab/>On raconte aussi le départ des familles des Graindes du Pommier.</text:p>
      <text:p text:style-name="P3"/>
      <text:p text:style-name="P1"/>
      <text:p text:style-name="P1"><text:tab/>- Armure qui ne se salit jamais.</text:p>
      <text:p text:style-name="P1"><text:tab/>- Armure fumante.</text:p>
      <text:p text:style-name="P1"><text:tab/>- Baguette de chef d'orchestre</text:p>
      <text:p text:style-name="P1"><text:tab/>- Baguette pyrotechnique </text:p>
      <text:p text:style-name="P1"><text:tab/>- Baguette qui rend grincheux</text:p>
      <text:p text:style-name="P1"><text:tab/>- Baguette Joviale force à sourire</text:p>
      <text:p text:style-name="P1"><text:tab/>- Baton chant d'oiseaux</text:p>
      <text:p text:style-name="P1"><text:tab/>- Baton orné: les objets legers flottent au dessus du bout. 3 max.</text:p>
      <text:p text:style-name="P1"><text:tab/>- Bouclier expressif</text:p>
      <text:p text:style-name="P1"><text:tab/>- Bourse a épices magiques</text:p>
      <text:p text:style-name="P1"><text:tab/>- Cape à la mode (Couleur, forme, style)</text:p>
      <text:p text:style-name="P1"><text:tab/>- Cape virevoltante</text:p>
      <text:p text:style-name="P1"><text:tab/>- Chandelle des profondeurs </text:p>
      <text:p text:style-name="P1"><text:tab/>- Chapeau de vermine (invoque de la vermine neutre)</text:p>
      <text:p text:style-name="P1"><text:tab/>- Chope de sobriété</text:p>
      <text:p text:style-name="P1"><text:tab/>- Perche de Pecheur (sur mot de commande)</text:p>
      <text:p text:style-name="P1"><text:tab/>- Pipe de monstres de fumées </text:p>
      <text:p text:style-name="P1"><text:tab/>- Vetements racommodeurs</text:p>
      <text:p text:style-name="P1">g</text:p>
      <text:p text:style-name="P4"/>
      <text:p text:style-name="P1"/>
      <text:p text:style-name="P1">CHRONOLOGIE </text:p>
      <text:p text:style-name="P1"/>
      <text:p text:style-name="P1">#280 ans plus tot:</text:p>
      <text:p text:style-name="P1"><text:tab/>&gt; FAELLORN impose sa domination sur les Gnomes de HEDKARMIKK. </text:p>
      <text:p text:style-name="P1"><text:tab/></text:p>
      <text:p text:style-name="P1">#140 ans plus tot:</text:p>
      <text:p text:style-name="P1"><text:tab/>&gt;YOSCORIN, HORYBAR et le tieffelin EVEIL libèrent les Gnomes avec l'aide de BANEHERU.</text:p>
      <text:p text:style-name="P1"><text:tab/>&gt; Les Gnomes venus de HEDKARMIKK plantent la graine du Grand Pommier.</text:p>
      <text:p text:style-name="P1"/>
      <text:p text:style-name="P1">#139&gt; <text:s/>ans plus tot:</text:p>
      <text:p text:style-name="P1"><text:tab/>BANEHERU recoit le Joyau de la Reconnaissance forgé par les Gnomes des mains de HORYBAR en remerciement et reconnaissance du domaine de la Montagne.</text:p>
      <text:p text:style-name="P1"/>
      <text:p text:style-name="P1">#120 ans plus tot:</text:p>
      <text:p text:style-name="P1"><text:tab/>&gt; Le Grand Pommier fournit les Premières Graines.</text:p>
      <text:p text:style-name="P1"><text:tab/>&gt; BANEHERU benit les Douze Familles Gnomes à leur départ à travers le monde avec une Graine chacun.</text:p>
      <text:p text:style-name="P1"/>
      <text:p text:style-name="P1">#80 ans plus tôt:</text:p>
      <text:p text:style-name="P1"><text:tab/>&gt; Pacte avec l'Esprit du Grand Pommier pour créer les Bateaux à partir de ses Racines.</text:p>
      <text:p text:style-name="P1"/>
      <text:p text:style-name="P1">#70 ans plus tot:</text:p>
      <text:p text:style-name="P1"><text:tab/>&gt; Les grands voyageurs Gnomes commencent à partir.</text:p>
      <text:p text:style-name="P1"><text:tab/></text:p>
      <text:p text:style-name="P1">#40 ans plus tot:</text:p>
      <text:p text:style-name="P1"><text:tab/>&gt; ORRYN PILWIKEN nait à Ilzagal.</text:p>
      <text:p text:style-name="P1"><text:tab/></text:p>
      <text:p text:style-name="P1">#37 ans plus tôt:</text:p>
      <text:p text:style-name="P1"><text:tab/>&gt; SINDRI GARRICK, jeune moine adepte de la Voie des Elements, arrive à Ilzagal pour être formé avec MEKKADIL.</text:p>
      <text:p text:style-name="P1"><text:tab/></text:p>
      <text:p text:style-name="P1">#35 ans plus tot:</text:p>
      <text:p text:style-name="P1"><text:tab/>&gt; SINDRI GARRICK à la vision du YOSCORIN et son attaque d'Ombre apprise de EVEIL.</text:p>
      <text:p text:style-name="P1"><text:tab/></text:p>
      <text:p text:style-name="P1">#30 ans plus tot:</text:p>
      <text:p text:style-name="P1"><text:tab/>&gt;KHURAN MUWWORTH nait à Ilzagal.</text:p>
      <text:p text:style-name="P1"><text:soft-page-break/><text:tab/></text:p>
      <text:p text:style-name="P1">#15 ans plus tot:</text:p>
      <text:p text:style-name="P1"><text:tab/>KHURAN MUWWORTH part à l'aventure dans un équipage de passage. Cela le conduira sur la piraterie.</text:p>
      <text:p text:style-name="P1"><text:tab/></text:p>
      <text:p text:style-name="P1">#2 ans plus tot:</text:p>
      <text:p text:style-name="P1"><text:tab/>La Créature-Dieu spore VHAREMOK s'éveille au fond des Grottes Ogres.</text:p>
      <text:p text:style-name="P1"><text:tab/></text:p>
      <text:p text:style-name="P1">#Jour 3 </text:p>
      <text:p text:style-name="P1"><text:tab/>Les OGRES, par le Seigneur VIADESKELH, demandent l'aide des Gnomes dans les Grottes de l'Est. Cela est refusé.</text:p>
      <text:p text:style-name="P1"><text:tab/></text:p>
      <text:p text:style-name="P1">#Jour 11</text:p>
      <text:p text:style-name="P1"><text:tab/>CHATOUILLE arrive à Ilzagal et découvre le BANEHERU. </text:p>
      <text:p text:style-name="P1"><text:tab/></text:p>
      <text:p text:style-name="P1">#Jour 19 </text:p>
      <text:p text:style-name="P1"><text:tab/>* KHURAN MUWWORTH se rends à Ilzagal après sa libération.</text:p>
      <text:p text:style-name="P1"><text:tab/></text:p>
      <text:p text:style-name="P1">#Jour 22</text:p>
      <text:p text:style-name="P1"><text:tab/>&gt;&gt; Morelm fait le Rituel de Localisation et contacte le Baron Kagato à la Petite Ile du Temple de l'Avenir Sahuagin.</text:p>
      <text:p text:style-name="P1"><text:tab/>&gt;&gt; Les Contrebandiers sont contaminés par la CREATURE SPORE.</text:p>
      <text:p text:style-name="P1"/>
      <text:p text:style-name="P1">#Jour 24 </text:p>
      <text:p text:style-name="P1"><text:tab/>==&gt; Arrivée à Ilzagal.</text:p>
      <text:p text:style-name="P1"><text:tab/>&gt;&gt; VOROKIA vole le Joyau et ouvre le Portail vers le Plan Elementaire.</text:p>
      <text:p text:style-name="P1"><text:tab/></text:p>
      <text:p text:style-name="P1">#Jour 25 </text:p>
      <text:p text:style-name="P1"><text:tab/>&gt;&gt; VOROKIA capturée par l'Ogre SOLAKAF et livré au Seigneur VIADESKELH.</text:p>
      <text:p text:style-name="P1"><text:tab/>&gt;&gt; Les Contrebandiers CONTAMINES reviennent à Ilzagal et partent pour Pydemian. [Arrivée Jour 27]</text:p>
      <text:p text:style-name="P1"/>
      <text:p text:style-name="P1">#Jour 26 </text:p>
      <text:p text:style-name="P1"><text:tab/>&gt;&gt; Le Seigneur VIADESKELH dépose le Joyau à la Creature spore VHAREMOK.</text:p>
      <text:p text:style-name="P1"><text:tab/></text:p>
      <text:p text:style-name="P1">#Jour 27 </text:p>
      <text:p text:style-name="P1"><text:tab/>&gt;&gt; Fête du Grand Pommier !</text:p>
      <text:p text:style-name="P1"><text:tab/>&gt;&gt; Contrebandiers CONTAMINES arrivent à Pydemian.</text:p>
      <text:p text:style-name="P1"/>
      <text:p text:style-name="P1">#Jour 28</text:p>
      <text:p text:style-name="P1"><text:tab/>&gt;&gt; La contamination commence à Pydemian. </text:p>
      <text:p text:style-name="P1"><text:tab/>&gt;&gt; Agent Sahuagin arrive à Ilzagal et prends contact avec les Kuo Toa.</text:p>
      <text:p text:style-name="P1"/>
      <text:p text:style-name="P1">#Jour 29</text:p>
      <text:p text:style-name="P1"><text:tab/>&gt;&gt; JEFFREY fait fermer la Basse Ville pour contenir la Contamination.</text:p>
      <text:p text:style-name="P1"/>
      <text:p text:style-name="P1">#Jour 30 </text:p>
      <text:p text:style-name="P1"><text:tab/>&gt;&gt; ISOLDE et JEFFREY travaillent de concert pour lutter contre la Contamination.</text:p>
      <text:p text:style-name="P1"><text:tab/>&gt;&gt; FLAVIAN impose des actions drastiques contre la Contamination.</text:p>
      <text:p text:style-name="P1"><text:tab/>&gt;&gt; FLAVIAN envoie des ambassadeurs pour informer de la contamination dans tout le bassin. !!!</text:p>
      <text:p text:style-name="P1"/>
      <text:p text:style-name="P1">#Jour 31</text:p>
      <text:p text:style-name="P1"><text:tab/>&gt;&gt; La GRANDE TEMPETE sort du Portail et dévaste ILZAGAL !!!<text:tab/></text:p>
      <text:p text:style-name="P1"><text:tab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3T00:21:40.01</meta:creation-date>
    <meta:document-statistic meta:table-count="0" meta:image-count="0" meta:object-count="0" meta:page-count="4" meta:paragraph-count="219" meta:word-count="1851" meta:character-count="10792"/>
    <dc:date>2024-10-13T00:33:54.20</dc:date>
    <meta:editing-duration>PT12M14S</meta:editing-duration>
    <meta:editing-cycles>1</meta:editing-cycles>
    <meta:generator>OpenOffice/4.1.7$Win32 OpenOffice.org_project/417m1$Build-9800</meta:generator>
  </office:meta>
</office:document-meta>
</file>